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7.36pt"/>
    </style:style>
    <style:style style:name="co2" style:family="table-column">
      <style:table-column-properties fo:break-before="auto" style:column-width="29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table:number-columns-repeated="2" office:value-type="float" office:value="507" calcext:value-type="float">
            <text:p>507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t Na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666" calcext:value-type="float">
            <text:p>166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1955" calcext:value-type="float">
            <text:p>195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073" calcext:value-type="float">
            <text:p>2073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32" calcext:value-type="float">
            <text:p>2132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/>
          <table:table-cell office:value-type="float" office:value="2248" calcext:value-type="float">
            <text:p>224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2305" calcext:value-type="float">
            <text:p>2305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B_0</text:p>
          </table:table-cell>
          <table:table-cell office:value-type="float" office:value="445" calcext:value-type="float">
            <text:p>445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1</text:p>
          </table:table-cell>
          <table:table-cell office:value-type="float" office:value="520" calcext:value-type="float">
            <text:p>52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2</text:p>
          </table:table-cell>
          <table:table-cell office:value-type="float" office:value="623" calcext:value-type="float">
            <text:p>623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3</text:p>
          </table:table-cell>
          <table:table-cell office:value-type="float" office:value="696" calcext:value-type="float">
            <text:p>696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4</text:p>
          </table:table-cell>
          <table:table-cell office:value-type="float" office:value="800" calcext:value-type="float">
            <text:p>800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5</text:p>
          </table:table-cell>
          <table:table-cell office:value-type="float" office:value="874" calcext:value-type="float">
            <text:p>87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6</text:p>
          </table:table-cell>
          <table:table-cell office:value-type="float" office:value="949" calcext:value-type="float">
            <text:p>949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DOB_7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adhar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dhar Number_0</text:p>
          </table:table-cell>
          <table:table-cell office:value-type="float" office:value="1606" calcext:value-type="float">
            <text:p>160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1</text:p>
          </table:table-cell>
          <table:table-cell office:value-type="float" office:value="1666" calcext:value-type="float">
            <text:p>166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2</text:p>
          </table:table-cell>
          <table:table-cell office:value-type="float" office:value="1719" calcext:value-type="float">
            <text:p>171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3</text:p>
          </table:table-cell>
          <table:table-cell office:value-type="float" office:value="1778" calcext:value-type="float">
            <text:p>177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36" calcext:value-type="float">
            <text:p>183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4</text:p>
          </table:table-cell>
          <table:table-cell office:value-type="float" office:value="1836" calcext:value-type="float">
            <text:p>183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94" calcext:value-type="float">
            <text:p>189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5</text:p>
          </table:table-cell>
          <table:table-cell office:value-type="float" office:value="1894" calcext:value-type="float">
            <text:p>1894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6</text:p>
          </table:table-cell>
          <table:table-cell office:value-type="float" office:value="1953" calcext:value-type="float">
            <text:p>1953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7</text:p>
          </table:table-cell>
          <table:table-cell office:value-type="float" office:value="2010" calcext:value-type="float">
            <text:p>201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29" calcext:value-type="float">
            <text:p>2129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8</text:p>
          </table:table-cell>
          <table:table-cell office:value-type="float" office:value="2129" calcext:value-type="float">
            <text:p>2129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9</text:p>
          </table:table-cell>
          <table:table-cell office:value-type="float" office:value="2188" calcext:value-type="float">
            <text:p>2188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Aadhar Number_10</text:p>
          </table:table-cell>
          <table:table-cell office:value-type="float" office:value="2246" calcext:value-type="float">
            <text:p>2246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sent Address Lin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ent Address Line_0</text:p>
          </table:table-cell>
          <table:table-cell office:value-type="float" office:value="445" calcext:value-type="float">
            <text:p>4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</text:p>
          </table:table-cell>
          <table:table-cell office:value-type="float" office:value="502" calcext:value-type="float">
            <text:p>50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</text:p>
          </table:table-cell>
          <table:table-cell office:value-type="float" office:value="560" calcext:value-type="float">
            <text:p>56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</text:p>
          </table:table-cell>
          <table:table-cell office:value-type="float" office:value="618" calcext:value-type="float">
            <text:p>61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4</text:p>
          </table:table-cell>
          <table:table-cell office:value-type="float" office:value="676" calcext:value-type="float">
            <text:p>67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5</text:p>
          </table:table-cell>
          <table:table-cell office:value-type="float" office:value="734" calcext:value-type="float">
            <text:p>73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6</text:p>
          </table:table-cell>
          <table:table-cell office:value-type="float" office:value="792" calcext:value-type="float">
            <text:p>7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7</text:p>
          </table:table-cell>
          <table:table-cell office:value-type="float" office:value="850" calcext:value-type="float">
            <text:p>8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8</text:p>
          </table:table-cell>
          <table:table-cell office:value-type="float" office:value="908" calcext:value-type="float">
            <text:p>9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9</text:p>
          </table:table-cell>
          <table:table-cell office:value-type="float" office:value="966" calcext:value-type="float">
            <text:p>9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0</text:p>
          </table:table-cell>
          <table:table-cell office:value-type="float" office:value="1026" calcext:value-type="float">
            <text:p>102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1</text:p>
          </table:table-cell>
          <table:table-cell office:value-type="float" office:value="1082" calcext:value-type="float">
            <text:p>10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2</text:p>
          </table:table-cell>
          <table:table-cell office:value-type="float" office:value="1140" calcext:value-type="float">
            <text:p>11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3</text:p>
          </table:table-cell>
          <table:table-cell office:value-type="float" office:value="1197" calcext:value-type="float">
            <text:p>119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4</text:p>
          </table:table-cell>
          <table:table-cell office:value-type="float" office:value="1256" calcext:value-type="float">
            <text:p>125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5</text:p>
          </table:table-cell>
          <table:table-cell office:value-type="float" office:value="1314" calcext:value-type="float">
            <text:p>131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373" calcext:value-type="float">
            <text:p>1373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6</text:p>
          </table:table-cell>
          <table:table-cell office:value-type="float" office:value="1373" calcext:value-type="float">
            <text:p>1373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31" calcext:value-type="float">
            <text:p>1431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7</text:p>
          </table:table-cell>
          <table:table-cell office:value-type="float" office:value="1431" calcext:value-type="float">
            <text:p>1431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8</text:p>
          </table:table-cell>
          <table:table-cell office:value-type="float" office:value="1489" calcext:value-type="float">
            <text:p>148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19</text:p>
          </table:table-cell>
          <table:table-cell office:value-type="float" office:value="1545" calcext:value-type="float">
            <text:p>154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04" calcext:value-type="float">
            <text:p>160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0</text:p>
          </table:table-cell>
          <table:table-cell office:value-type="float" office:value="1604" calcext:value-type="float">
            <text:p>160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662" calcext:value-type="float">
            <text:p>166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1</text:p>
          </table:table-cell>
          <table:table-cell office:value-type="float" office:value="1662" calcext:value-type="float">
            <text:p>166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19" calcext:value-type="float">
            <text:p>1719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2</text:p>
          </table:table-cell>
          <table:table-cell office:value-type="float" office:value="1719" calcext:value-type="float">
            <text:p>1719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3</text:p>
          </table:table-cell>
          <table:table-cell office:value-type="float" office:value="1777" calcext:value-type="float">
            <text:p>1777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4</text:p>
          </table:table-cell>
          <table:table-cell office:value-type="float" office:value="1835" calcext:value-type="float">
            <text:p>1835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892" calcext:value-type="float">
            <text:p>189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5</text:p>
          </table:table-cell>
          <table:table-cell office:value-type="float" office:value="1892" calcext:value-type="float">
            <text:p>189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6</text:p>
          </table:table-cell>
          <table:table-cell office:value-type="float" office:value="1950" calcext:value-type="float">
            <text:p>195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7</text:p>
          </table:table-cell>
          <table:table-cell office:value-type="float" office:value="2008" calcext:value-type="float">
            <text:p>2008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066" calcext:value-type="float">
            <text:p>2066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8</text:p>
          </table:table-cell>
          <table:table-cell office:value-type="float" office:value="2066" calcext:value-type="float">
            <text:p>206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29</text:p>
          </table:table-cell>
          <table:table-cell office:value-type="float" office:value="2124" calcext:value-type="float">
            <text:p>2124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182" calcext:value-type="float">
            <text:p>2182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0</text:p>
          </table:table-cell>
          <table:table-cell office:value-type="float" office:value="2182" calcext:value-type="float">
            <text:p>2182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1</text:p>
          </table:table-cell>
          <table:table-cell office:value-type="float" office:value="2240" calcext:value-type="float">
            <text:p>22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2298" calcext:value-type="float">
            <text:p>2298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resent Address Line_32</text:p>
          </table:table-cell>
          <table:table-cell office:value-type="float" office:value="444" calcext:value-type="float">
            <text:p>4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3</text:p>
          </table:table-cell>
          <table:table-cell office:value-type="float" office:value="502" calcext:value-type="float">
            <text:p>50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4</text:p>
          </table:table-cell>
          <table:table-cell office:value-type="float" office:value="559" calcext:value-type="float">
            <text:p>55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5</text:p>
          </table:table-cell>
          <table:table-cell office:value-type="float" office:value="616" calcext:value-type="float">
            <text:p>61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6</text:p>
          </table:table-cell>
          <table:table-cell office:value-type="float" office:value="673" calcext:value-type="float">
            <text:p>67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7</text:p>
          </table:table-cell>
          <table:table-cell office:value-type="float" office:value="730" calcext:value-type="float">
            <text:p>73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8</text:p>
          </table:table-cell>
          <table:table-cell office:value-type="float" office:value="787" calcext:value-type="float">
            <text:p>78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39</text:p>
          </table:table-cell>
          <table:table-cell office:value-type="float" office:value="844" calcext:value-type="float">
            <text:p>84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0</text:p>
          </table:table-cell>
          <table:table-cell office:value-type="float" office:value="901" calcext:value-type="float">
            <text:p>90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1</text:p>
          </table:table-cell>
          <table:table-cell office:value-type="float" office:value="958" calcext:value-type="float">
            <text:p>95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2</text:p>
          </table:table-cell>
          <table:table-cell office:value-type="float" office:value="1015" calcext:value-type="float">
            <text:p>101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3</text:p>
          </table:table-cell>
          <table:table-cell office:value-type="float" office:value="1072" calcext:value-type="float">
            <text:p>107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4</text:p>
          </table:table-cell>
          <table:table-cell office:value-type="float" office:value="1129" calcext:value-type="float">
            <text:p>112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5</text:p>
          </table:table-cell>
          <table:table-cell office:value-type="float" office:value="1186" calcext:value-type="float">
            <text:p>118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6</text:p>
          </table:table-cell>
          <table:table-cell office:value-type="float" office:value="1243" calcext:value-type="float">
            <text:p>124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7</text:p>
          </table:table-cell>
          <table:table-cell office:value-type="float" office:value="1300" calcext:value-type="float">
            <text:p>130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8</text:p>
          </table:table-cell>
          <table:table-cell office:value-type="float" office:value="1357" calcext:value-type="float">
            <text:p>135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14" calcext:value-type="float">
            <text:p>141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49</text:p>
          </table:table-cell>
          <table:table-cell office:value-type="float" office:value="1414" calcext:value-type="float">
            <text:p>141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0</text:p>
          </table:table-cell>
          <table:table-cell office:value-type="float" office:value="1471" calcext:value-type="float">
            <text:p>147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28" calcext:value-type="float">
            <text:p>152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1</text:p>
          </table:table-cell>
          <table:table-cell office:value-type="float" office:value="1528" calcext:value-type="float">
            <text:p>152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2</text:p>
          </table:table-cell>
          <table:table-cell office:value-type="float" office:value="1585" calcext:value-type="float">
            <text:p>158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3</text:p>
          </table:table-cell>
          <table:table-cell office:value-type="float" office:value="1642" calcext:value-type="float">
            <text:p>164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4</text:p>
          </table:table-cell>
          <table:table-cell office:value-type="float" office:value="1699" calcext:value-type="float">
            <text:p>1699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5</text:p>
          </table:table-cell>
          <table:table-cell office:value-type="float" office:value="1756" calcext:value-type="float">
            <text:p>1756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13" calcext:value-type="float">
            <text:p>1813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6</text:p>
          </table:table-cell>
          <table:table-cell office:value-type="float" office:value="1813" calcext:value-type="float">
            <text:p>1813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7</text:p>
          </table:table-cell>
          <table:table-cell office:value-type="float" office:value="1870" calcext:value-type="float">
            <text:p>1870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8</text:p>
          </table:table-cell>
          <table:table-cell office:value-type="float" office:value="1927" calcext:value-type="float">
            <text:p>1927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59</text:p>
          </table:table-cell>
          <table:table-cell office:value-type="float" office:value="1984" calcext:value-type="float">
            <text:p>198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41" calcext:value-type="float">
            <text:p>2041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0</text:p>
          </table:table-cell>
          <table:table-cell office:value-type="float" office:value="2041" calcext:value-type="float">
            <text:p>2041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1</text:p>
          </table:table-cell>
          <table:table-cell office:value-type="float" office:value="2098" calcext:value-type="float">
            <text:p>2098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2</text:p>
          </table:table-cell>
          <table:table-cell office:value-type="float" office:value="2155" calcext:value-type="float">
            <text:p>2155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Present Address Line_63</text:p>
          </table:table-cell>
          <table:table-cell office:value-type="float" office:value="2212" calcext:value-type="float">
            <text:p>2212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269" calcext:value-type="float">
            <text:p>226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udents Mobile Nu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ents Mobile Number_0</text:p>
          </table:table-cell>
          <table:table-cell office:value-type="float" office:value="441" calcext:value-type="float">
            <text:p>44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1</text:p>
          </table:table-cell>
          <table:table-cell office:value-type="float" office:value="502" calcext:value-type="float">
            <text:p>502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2</text:p>
          </table:table-cell>
          <table:table-cell office:value-type="float" office:value="561" calcext:value-type="float">
            <text:p>561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3</text:p>
          </table:table-cell>
          <table:table-cell office:value-type="float" office:value="620" calcext:value-type="float">
            <text:p>620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4</text:p>
          </table:table-cell>
          <table:table-cell office:value-type="float" office:value="679" calcext:value-type="float">
            <text:p>679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5</text:p>
          </table:table-cell>
          <table:table-cell office:value-type="float" office:value="738" calcext:value-type="float">
            <text:p>738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6</text:p>
          </table:table-cell>
          <table:table-cell office:value-type="float" office:value="797" calcext:value-type="float">
            <text:p>797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7</text:p>
          </table:table-cell>
          <table:table-cell office:value-type="float" office:value="856" calcext:value-type="float">
            <text:p>856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8</text:p>
          </table:table-cell>
          <table:table-cell office:value-type="float" office:value="915" calcext:value-type="float">
            <text:p>915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Students Mobile Number_9</text:p>
          </table:table-cell>
          <table:table-cell office:value-type="float" office:value="965" calcext:value-type="float">
            <text:p>965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il_0</text:p>
          </table:table-cell>
          <table:table-cell office:value-type="float" office:value="442" calcext:value-type="float">
            <text:p>44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1</text:p>
          </table:table-cell>
          <table:table-cell office:value-type="float" office:value="502" calcext:value-type="float">
            <text:p>502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2</text:p>
          </table:table-cell>
          <table:table-cell office:value-type="float" office:value="561" calcext:value-type="float">
            <text:p>561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3</text:p>
          </table:table-cell>
          <table:table-cell office:value-type="float" office:value="620" calcext:value-type="float">
            <text:p>62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4</text:p>
          </table:table-cell>
          <table:table-cell office:value-type="float" office:value="679" calcext:value-type="float">
            <text:p>679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5</text:p>
          </table:table-cell>
          <table:table-cell office:value-type="float" office:value="738" calcext:value-type="float">
            <text:p>738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6</text:p>
          </table:table-cell>
          <table:table-cell office:value-type="float" office:value="797" calcext:value-type="float">
            <text:p>797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7</text:p>
          </table:table-cell>
          <table:table-cell office:value-type="float" office:value="856" calcext:value-type="float">
            <text:p>856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Email_8</text:p>
          </table:table-cell>
          <table:table-cell office:value-type="float" office:value="915" calcext:value-type="float">
            <text:p>915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table:style-name="ce1" office:value-type="string" calcext:value-type="string">
            <text:p>Email_9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922" calcext:value-type="float">
            <text:p>922</text:p>
          </table:table-cell>
          <table:table-cell table:style-name="ce1"/>
          <table:table-cell table:style-name="ce1" office:value-type="float" office:value="1033" calcext:value-type="float">
            <text:p>1033</text:p>
          </table:table-cell>
          <table:table-cell office:value-type="float" office:value="971" calcext:value-type="float">
            <text:p>971</text:p>
          </table:table-cell>
          <table:table-cell table:style-name="ce1"/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Gender_Ma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der_Fema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nder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1684" calcext:value-type="float">
            <text:p>1684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float" office:value="1822" calcext:value-type="float">
            <text:p>1822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01" calcext:value-type="float">
            <text:p>1901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_of_Brothers_sisters_4+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85" calcext:value-type="float">
            <text:p>2185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244" calcext:value-type="float">
            <text:p>2244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Hindu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Muslim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Christian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Sikh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361" calcext:value-type="float">
            <text:p>136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Parsi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Jain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1314" calcext:value-type="float">
            <text:p>1314</text:p>
          </table:table-cell>
          <table:table-cell/>
          <table:table-cell office:value-type="float" office:value="1682" calcext:value-type="float">
            <text:p>1682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float" office:value="1878" calcext:value-type="float">
            <text:p>1878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ligion_Others_TextBo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1385" calcext:value-type="float">
            <text:p>13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General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SC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ST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OB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tegory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ategory_Others_TextBox</text:p>
          </table:table-cell>
          <table:table-cell table:style-name="ce3" table:number-columns-repeated="5"/>
          <table:table-cell/>
        </table:table-row>
        <table:table-row table:style-name="ro1">
          <table:table-cell table:style-name="ce3"/>
          <table:table-cell table:style-name="ce3" office:value-type="float" office:value="1575" calcext:value-type="float">
            <text:p>1575</text:p>
          </table:table-cell>
          <table:table-cell table:style-name="ce3" office:value-type="float" office:value="1420" calcext:value-type="float">
            <text:p>1420</text:p>
          </table:table-cell>
          <table:table-cell table:style-name="ce3"/>
          <table:table-cell table:style-name="ce3" office:value-type="float" office:value="2091" calcext:value-type="float">
            <text:p>2091</text:p>
          </table:table-cell>
          <table:table-cell table:style-name="ce3" office:value-type="float" office:value="1485" calcext:value-type="float">
            <text:p>1485</text:p>
          </table:table-cell>
          <table:table-cell/>
        </table:table-row>
        <table:table-row table:style-name="ro1">
          <table:table-cell table:style-name="ce3" table:number-columns-repeated="7"/>
        </table:table-row>
        <table:table-row table:style-name="ro1">
          <table:table-cell office:value-type="string" calcext:value-type="string">
            <text:p>Special_Cases_SingleParent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Orphan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CriticalDiseas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NotApplicab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11" calcext:value-type="float">
            <text:p>1411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583" calcext:value-type="float">
            <text:p>1583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box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83" calcext:value-type="float">
            <text:p>1583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cial_Cases_DifferentlyAbled_Percentage_of_disabilit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064" calcext:value-type="float">
            <text:p>2064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181" calcext:value-type="float">
            <text:p>2181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181" calcext:value-type="float">
            <text:p>2181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37" calcext:value-type="float">
            <text:p>2237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float" office:value="2296" calcext:value-type="float">
            <text:p>229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Sing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Danc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Poetry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Musi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Theat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lent_Areas_EssayWrit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Sports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Painting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Sculp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Other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wards_Others_TextBox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1877" calcext:value-type="float">
            <text:p>1877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FirstName_0</text:p>
          </table:table-cell>
          <table:table-cell office:value-type="float" office:value="431" calcext:value-type="float">
            <text:p>431</text:p>
          </table:table-cell>
          <table:table-cell office:value-type="float" office:value="1934" calcext:value-type="float">
            <text:p>1934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1</text:p>
          </table:table-cell>
          <table:table-cell office:value-type="float" office:value="490" calcext:value-type="float">
            <text:p>490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297]+55" office:value-type="float" office:value="545" calcext:value-type="float">
            <text:p>545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2</text:p>
          </table:table-cell>
          <table:table-cell table:formula="of:=[.B298]+55" office:value-type="float" office:value="545" calcext:value-type="float">
            <text:p>545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298]+55" office:value-type="float" office:value="600" calcext:value-type="float">
            <text:p>600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3</text:p>
          </table:table-cell>
          <table:table-cell table:formula="of:=[.B299]+55" office:value-type="float" office:value="600" calcext:value-type="float">
            <text:p>600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299]+55" office:value-type="float" office:value="655" calcext:value-type="float">
            <text:p>655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4</text:p>
          </table:table-cell>
          <table:table-cell table:formula="of:=[.B300]+55" office:value-type="float" office:value="655" calcext:value-type="float">
            <text:p>655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0]+55" office:value-type="float" office:value="710" calcext:value-type="float">
            <text:p>710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5</text:p>
          </table:table-cell>
          <table:table-cell table:formula="of:=[.B301]+55" office:value-type="float" office:value="710" calcext:value-type="float">
            <text:p>710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1]+55" office:value-type="float" office:value="765" calcext:value-type="float">
            <text:p>765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6</text:p>
          </table:table-cell>
          <table:table-cell table:formula="of:=[.B302]+55" office:value-type="float" office:value="765" calcext:value-type="float">
            <text:p>765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2]+55" office:value-type="float" office:value="820" calcext:value-type="float">
            <text:p>820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7</text:p>
          </table:table-cell>
          <table:table-cell table:formula="of:=[.B303]+55" office:value-type="float" office:value="820" calcext:value-type="float">
            <text:p>820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3]+55" office:value-type="float" office:value="875" calcext:value-type="float">
            <text:p>875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8</text:p>
          </table:table-cell>
          <table:table-cell table:formula="of:=[.B304]+55" office:value-type="float" office:value="875" calcext:value-type="float">
            <text:p>875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4]+55" office:value-type="float" office:value="930" calcext:value-type="float">
            <text:p>930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9</text:p>
          </table:table-cell>
          <table:table-cell table:formula="of:=[.B305]+55" office:value-type="float" office:value="930" calcext:value-type="float">
            <text:p>930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5]+55" office:value-type="float" office:value="985" calcext:value-type="float">
            <text:p>985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10</text:p>
          </table:table-cell>
          <table:table-cell table:formula="of:=[.B306]+55" office:value-type="float" office:value="985" calcext:value-type="float">
            <text:p>985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6]+55" office:value-type="float" office:value="1040" calcext:value-type="float">
            <text:p>1040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11</text:p>
          </table:table-cell>
          <table:table-cell table:formula="of:=[.B307]+55" office:value-type="float" office:value="1040" calcext:value-type="float">
            <text:p>1040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7]+55" office:value-type="float" office:value="1095" calcext:value-type="float">
            <text:p>1095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string" calcext:value-type="string">
            <text:p>Father_FirstName_12</text:p>
          </table:table-cell>
          <table:table-cell table:formula="of:=[.B308]+55" office:value-type="float" office:value="1095" calcext:value-type="float">
            <text:p>1095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E308]+55" office:value-type="float" office:value="1150" calcext:value-type="float">
            <text:p>1150</text:p>
          </table:table-cell>
          <table:table-cell office:value-type="float" office:value="1984" calcext:value-type="float">
            <text:p>198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LastName_0</text:p>
          </table:table-cell>
          <table:table-cell office:value-type="float" office:value="1539" calcext:value-type="float">
            <text:p>1539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float" office:value="1597" calcext:value-type="float">
            <text:p>159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1</text:p>
          </table:table-cell>
          <table:table-cell office:value-type="float" office:value="1597" calcext:value-type="float">
            <text:p>1597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1]+55" office:value-type="float" office:value="1652" calcext:value-type="float">
            <text:p>165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2</text:p>
          </table:table-cell>
          <table:table-cell table:formula="of:=[.B312]+55" office:value-type="float" office:value="1652" calcext:value-type="float">
            <text:p>1652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2]+55" office:value-type="float" office:value="1707" calcext:value-type="float">
            <text:p>170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3</text:p>
          </table:table-cell>
          <table:table-cell table:formula="of:=[.B313]+55" office:value-type="float" office:value="1707" calcext:value-type="float">
            <text:p>1707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3]+55" office:value-type="float" office:value="1762" calcext:value-type="float">
            <text:p>176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4</text:p>
          </table:table-cell>
          <table:table-cell table:formula="of:=[.B314]+55" office:value-type="float" office:value="1762" calcext:value-type="float">
            <text:p>1762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4]+55" office:value-type="float" office:value="1817" calcext:value-type="float">
            <text:p>181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5</text:p>
          </table:table-cell>
          <table:table-cell table:formula="of:=[.B315]+55" office:value-type="float" office:value="1817" calcext:value-type="float">
            <text:p>1817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5]+55" office:value-type="float" office:value="1872" calcext:value-type="float">
            <text:p>187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6</text:p>
          </table:table-cell>
          <table:table-cell table:formula="of:=[.B316]+55" office:value-type="float" office:value="1872" calcext:value-type="float">
            <text:p>1872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6]+55" office:value-type="float" office:value="1927" calcext:value-type="float">
            <text:p>192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7</text:p>
          </table:table-cell>
          <table:table-cell table:formula="of:=[.B317]+55" office:value-type="float" office:value="1927" calcext:value-type="float">
            <text:p>1927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7]+55" office:value-type="float" office:value="1982" calcext:value-type="float">
            <text:p>198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8</text:p>
          </table:table-cell>
          <table:table-cell table:formula="of:=[.B318]+55" office:value-type="float" office:value="1982" calcext:value-type="float">
            <text:p>1982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8]+55" office:value-type="float" office:value="2037" calcext:value-type="float">
            <text:p>203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9</text:p>
          </table:table-cell>
          <table:table-cell table:formula="of:=[.B319]+55" office:value-type="float" office:value="2037" calcext:value-type="float">
            <text:p>2037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19]+55" office:value-type="float" office:value="2092" calcext:value-type="float">
            <text:p>209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10</text:p>
          </table:table-cell>
          <table:table-cell table:formula="of:=[.B320]+55" office:value-type="float" office:value="2092" calcext:value-type="float">
            <text:p>2092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20]+55" office:value-type="float" office:value="2147" calcext:value-type="float">
            <text:p>214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11</text:p>
          </table:table-cell>
          <table:table-cell table:formula="of:=[.B321]+55" office:value-type="float" office:value="2147" calcext:value-type="float">
            <text:p>2147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21]+55" office:value-type="float" office:value="2202" calcext:value-type="float">
            <text:p>2202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Father_LastName_12</text:p>
          </table:table-cell>
          <table:table-cell table:formula="of:=[.B322]+55" office:value-type="float" office:value="2202" calcext:value-type="float">
            <text:p>2202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[.E322]+55" office:value-type="float" office:value="2257" calcext:value-type="float">
            <text:p>2257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Occupation_0</text:p>
          </table:table-cell>
          <table:table-cell office:value-type="float" office:value="430" calcext:value-type="float">
            <text:p>430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1</text:p>
          </table:table-cell>
          <table:table-cell office:value-type="float" office:value="489" calcext:value-type="float">
            <text:p>489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5]+55" office:value-type="float" office:value="544" calcext:value-type="float">
            <text:p>544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2</text:p>
          </table:table-cell>
          <table:table-cell table:formula="of:=[.B326]+55" office:value-type="float" office:value="544" calcext:value-type="float">
            <text:p>544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6]+55" office:value-type="float" office:value="599" calcext:value-type="float">
            <text:p>59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3</text:p>
          </table:table-cell>
          <table:table-cell table:formula="of:=[.B327]+55" office:value-type="float" office:value="599" calcext:value-type="float">
            <text:p>599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7]+55" office:value-type="float" office:value="654" calcext:value-type="float">
            <text:p>654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4</text:p>
          </table:table-cell>
          <table:table-cell table:formula="of:=[.B328]+55" office:value-type="float" office:value="654" calcext:value-type="float">
            <text:p>654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8]+55" office:value-type="float" office:value="709" calcext:value-type="float">
            <text:p>70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5</text:p>
          </table:table-cell>
          <table:table-cell table:formula="of:=[.B329]+55" office:value-type="float" office:value="709" calcext:value-type="float">
            <text:p>709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29]+55" office:value-type="float" office:value="764" calcext:value-type="float">
            <text:p>764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6</text:p>
          </table:table-cell>
          <table:table-cell table:formula="of:=[.B330]+55" office:value-type="float" office:value="764" calcext:value-type="float">
            <text:p>764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0]+55" office:value-type="float" office:value="819" calcext:value-type="float">
            <text:p>81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7</text:p>
          </table:table-cell>
          <table:table-cell table:formula="of:=[.B331]+55" office:value-type="float" office:value="819" calcext:value-type="float">
            <text:p>819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1]+55" office:value-type="float" office:value="874" calcext:value-type="float">
            <text:p>874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8</text:p>
          </table:table-cell>
          <table:table-cell table:formula="of:=[.B332]+55" office:value-type="float" office:value="874" calcext:value-type="float">
            <text:p>874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2]+55" office:value-type="float" office:value="929" calcext:value-type="float">
            <text:p>92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9</text:p>
          </table:table-cell>
          <table:table-cell table:formula="of:=[.B333]+55" office:value-type="float" office:value="929" calcext:value-type="float">
            <text:p>929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3]+55" office:value-type="float" office:value="984" calcext:value-type="float">
            <text:p>984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10</text:p>
          </table:table-cell>
          <table:table-cell table:formula="of:=[.B334]+55" office:value-type="float" office:value="984" calcext:value-type="float">
            <text:p>984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4]+55" office:value-type="float" office:value="1039" calcext:value-type="float">
            <text:p>103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11</text:p>
          </table:table-cell>
          <table:table-cell table:formula="of:=[.B335]+55" office:value-type="float" office:value="1039" calcext:value-type="float">
            <text:p>1039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5]+55" office:value-type="float" office:value="1094" calcext:value-type="float">
            <text:p>1094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string" calcext:value-type="string">
            <text:p>Father_Occupation_12</text:p>
          </table:table-cell>
          <table:table-cell table:formula="of:=[.B336]+55" office:value-type="float" office:value="1094" calcext:value-type="float">
            <text:p>1094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E336]+55" office:value-type="float" office:value="1149" calcext:value-type="float">
            <text:p>1149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MobileNumber_0</text:p>
          </table:table-cell>
          <table:table-cell office:value-type="float" office:value="1537" calcext:value-type="float">
            <text:p>1537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596" calcext:value-type="float">
            <text:p>1596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1</text:p>
          </table:table-cell>
          <table:table-cell office:value-type="float" office:value="1596" calcext:value-type="float">
            <text:p>1596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39]+55" office:value-type="float" office:value="1651" calcext:value-type="float">
            <text:p>1651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2</text:p>
          </table:table-cell>
          <table:table-cell table:formula="of:=[.B340]+55" office:value-type="float" office:value="1651" calcext:value-type="float">
            <text:p>1651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0]+55" office:value-type="float" office:value="1706" calcext:value-type="float">
            <text:p>1706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3</text:p>
          </table:table-cell>
          <table:table-cell table:formula="of:=[.B341]+55" office:value-type="float" office:value="1706" calcext:value-type="float">
            <text:p>1706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1]+55" office:value-type="float" office:value="1761" calcext:value-type="float">
            <text:p>1761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4</text:p>
          </table:table-cell>
          <table:table-cell table:formula="of:=[.B342]+55" office:value-type="float" office:value="1761" calcext:value-type="float">
            <text:p>1761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2]+55" office:value-type="float" office:value="1816" calcext:value-type="float">
            <text:p>1816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5</text:p>
          </table:table-cell>
          <table:table-cell table:formula="of:=[.B343]+55" office:value-type="float" office:value="1816" calcext:value-type="float">
            <text:p>1816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3]+55" office:value-type="float" office:value="1871" calcext:value-type="float">
            <text:p>1871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6</text:p>
          </table:table-cell>
          <table:table-cell table:formula="of:=[.B344]+55" office:value-type="float" office:value="1871" calcext:value-type="float">
            <text:p>1871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4]+55" office:value-type="float" office:value="1926" calcext:value-type="float">
            <text:p>1926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7</text:p>
          </table:table-cell>
          <table:table-cell table:formula="of:=[.B345]+55" office:value-type="float" office:value="1926" calcext:value-type="float">
            <text:p>1926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5]+55" office:value-type="float" office:value="1981" calcext:value-type="float">
            <text:p>1981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8</text:p>
          </table:table-cell>
          <table:table-cell table:formula="of:=[.B346]+55" office:value-type="float" office:value="1981" calcext:value-type="float">
            <text:p>1981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6]+55" office:value-type="float" office:value="2036" calcext:value-type="float">
            <text:p>2036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string" calcext:value-type="string">
            <text:p>Father_MobileNumber_9</text:p>
          </table:table-cell>
          <table:table-cell table:formula="of:=[.B347]+55" office:value-type="float" office:value="2036" calcext:value-type="float">
            <text:p>2036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E347]+55" office:value-type="float" office:value="2091" calcext:value-type="float">
            <text:p>2091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AnnualIncome_0</text:p>
          </table:table-cell>
          <table:table-cell office:value-type="float" office:value="487" calcext:value-type="float">
            <text:p>487</text:p>
          </table:table-cell>
          <table:table-cell office:value-type="float" office:value="2103" calcext:value-type="float">
            <text:p>2103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1</text:p>
          </table:table-cell>
          <table:table-cell office:value-type="float" office:value="546" calcext:value-type="float">
            <text:p>546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0]+55" office:value-type="float" office:value="601" calcext:value-type="float">
            <text:p>601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2</text:p>
          </table:table-cell>
          <table:table-cell table:formula="of:=[.B351]+55" office:value-type="float" office:value="601" calcext:value-type="float">
            <text:p>601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1]+55" office:value-type="float" office:value="656" calcext:value-type="float">
            <text:p>65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3</text:p>
          </table:table-cell>
          <table:table-cell table:formula="of:=[.B352]+55" office:value-type="float" office:value="656" calcext:value-type="float">
            <text:p>656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2]+55" office:value-type="float" office:value="711" calcext:value-type="float">
            <text:p>711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4</text:p>
          </table:table-cell>
          <table:table-cell table:formula="of:=[.B353]+55" office:value-type="float" office:value="711" calcext:value-type="float">
            <text:p>711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3]+55" office:value-type="float" office:value="766" calcext:value-type="float">
            <text:p>76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5</text:p>
          </table:table-cell>
          <table:table-cell table:formula="of:=[.B354]+55" office:value-type="float" office:value="766" calcext:value-type="float">
            <text:p>766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4]+55" office:value-type="float" office:value="821" calcext:value-type="float">
            <text:p>821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6</text:p>
          </table:table-cell>
          <table:table-cell table:formula="of:=[.B355]+55" office:value-type="float" office:value="821" calcext:value-type="float">
            <text:p>821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5]+55" office:value-type="float" office:value="876" calcext:value-type="float">
            <text:p>87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7</text:p>
          </table:table-cell>
          <table:table-cell table:formula="of:=[.B356]+55" office:value-type="float" office:value="876" calcext:value-type="float">
            <text:p>876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6]+55" office:value-type="float" office:value="931" calcext:value-type="float">
            <text:p>931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8</text:p>
          </table:table-cell>
          <table:table-cell table:formula="of:=[.B357]+55" office:value-type="float" office:value="931" calcext:value-type="float">
            <text:p>931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7]+55" office:value-type="float" office:value="986" calcext:value-type="float">
            <text:p>98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9</text:p>
          </table:table-cell>
          <table:table-cell table:formula="of:=[.B358]+55" office:value-type="float" office:value="986" calcext:value-type="float">
            <text:p>986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8]+55" office:value-type="float" office:value="1041" calcext:value-type="float">
            <text:p>1041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10</text:p>
          </table:table-cell>
          <table:table-cell table:formula="of:=[.B359]+55" office:value-type="float" office:value="1041" calcext:value-type="float">
            <text:p>1041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59]+55" office:value-type="float" office:value="1096" calcext:value-type="float">
            <text:p>1096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string" calcext:value-type="string">
            <text:p>Father_AnnualIncome_11</text:p>
          </table:table-cell>
          <table:table-cell table:formula="of:=[.B360]+55" office:value-type="float" office:value="1096" calcext:value-type="float">
            <text:p>1096</text:p>
          </table:table-cell>
          <table:table-cell office:value-type="float" office:value="2103" calcext:value-type="float">
            <text:p>2103</text:p>
          </table:table-cell>
          <table:table-cell/>
          <table:table-cell table:formula="of:=[.E360]+55" office:value-type="float" office:value="1151" calcext:value-type="float">
            <text:p>1151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ther_EmailID_0</text:p>
          </table:table-cell>
          <table:table-cell office:value-type="float" office:value="428" calcext:value-type="float">
            <text:p>428</text:p>
          </table:table-cell>
          <table:table-cell office:value-type="float" office:value="2191" calcext:value-type="float">
            <text:p>2191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</text:p>
          </table:table-cell>
          <table:table-cell office:value-type="float" office:value="485" calcext:value-type="float">
            <text:p>48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3]+55" office:value-type="float" office:value="540" calcext:value-type="float">
            <text:p>54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</text:p>
          </table:table-cell>
          <table:table-cell table:formula="of:=[.B364]+55" office:value-type="float" office:value="540" calcext:value-type="float">
            <text:p>54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4]+55" office:value-type="float" office:value="595" calcext:value-type="float">
            <text:p>59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3</text:p>
          </table:table-cell>
          <table:table-cell table:formula="of:=[.B365]+55" office:value-type="float" office:value="595" calcext:value-type="float">
            <text:p>59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5]+55" office:value-type="float" office:value="650" calcext:value-type="float">
            <text:p>65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4</text:p>
          </table:table-cell>
          <table:table-cell table:formula="of:=[.B366]+55" office:value-type="float" office:value="650" calcext:value-type="float">
            <text:p>65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6]+55" office:value-type="float" office:value="705" calcext:value-type="float">
            <text:p>70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5</text:p>
          </table:table-cell>
          <table:table-cell table:formula="of:=[.B367]+55" office:value-type="float" office:value="705" calcext:value-type="float">
            <text:p>70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7]+55" office:value-type="float" office:value="760" calcext:value-type="float">
            <text:p>76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6</text:p>
          </table:table-cell>
          <table:table-cell table:formula="of:=[.B368]+55" office:value-type="float" office:value="760" calcext:value-type="float">
            <text:p>76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8]+55" office:value-type="float" office:value="815" calcext:value-type="float">
            <text:p>81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7</text:p>
          </table:table-cell>
          <table:table-cell table:formula="of:=[.B369]+55" office:value-type="float" office:value="815" calcext:value-type="float">
            <text:p>81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69]+55" office:value-type="float" office:value="870" calcext:value-type="float">
            <text:p>87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8</text:p>
          </table:table-cell>
          <table:table-cell table:formula="of:=[.B370]+55" office:value-type="float" office:value="870" calcext:value-type="float">
            <text:p>87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0]+55" office:value-type="float" office:value="925" calcext:value-type="float">
            <text:p>92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9</text:p>
          </table:table-cell>
          <table:table-cell table:formula="of:=[.B371]+55" office:value-type="float" office:value="925" calcext:value-type="float">
            <text:p>92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1]+55" office:value-type="float" office:value="980" calcext:value-type="float">
            <text:p>98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0</text:p>
          </table:table-cell>
          <table:table-cell table:formula="of:=[.B372]+55" office:value-type="float" office:value="980" calcext:value-type="float">
            <text:p>98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2]+55" office:value-type="float" office:value="1035" calcext:value-type="float">
            <text:p>103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1</text:p>
          </table:table-cell>
          <table:table-cell table:formula="of:=[.B373]+55" office:value-type="float" office:value="1035" calcext:value-type="float">
            <text:p>103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3]+55" office:value-type="float" office:value="1090" calcext:value-type="float">
            <text:p>109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2</text:p>
          </table:table-cell>
          <table:table-cell table:formula="of:=[.B374]+55" office:value-type="float" office:value="1090" calcext:value-type="float">
            <text:p>109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4]+55" office:value-type="float" office:value="1145" calcext:value-type="float">
            <text:p>114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3</text:p>
          </table:table-cell>
          <table:table-cell table:formula="of:=[.B375]+55" office:value-type="float" office:value="1145" calcext:value-type="float">
            <text:p>114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5]+55" office:value-type="float" office:value="1200" calcext:value-type="float">
            <text:p>120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4</text:p>
          </table:table-cell>
          <table:table-cell table:formula="of:=[.B376]+55" office:value-type="float" office:value="1200" calcext:value-type="float">
            <text:p>120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6]+55" office:value-type="float" office:value="1255" calcext:value-type="float">
            <text:p>125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5</text:p>
          </table:table-cell>
          <table:table-cell table:formula="of:=[.B377]+55" office:value-type="float" office:value="1255" calcext:value-type="float">
            <text:p>125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7]+55" office:value-type="float" office:value="1310" calcext:value-type="float">
            <text:p>131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6</text:p>
          </table:table-cell>
          <table:table-cell table:formula="of:=[.B378]+55" office:value-type="float" office:value="1310" calcext:value-type="float">
            <text:p>131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8]+55" office:value-type="float" office:value="1365" calcext:value-type="float">
            <text:p>136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7</text:p>
          </table:table-cell>
          <table:table-cell table:formula="of:=[.B379]+55" office:value-type="float" office:value="1365" calcext:value-type="float">
            <text:p>136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79]+55" office:value-type="float" office:value="1420" calcext:value-type="float">
            <text:p>142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8</text:p>
          </table:table-cell>
          <table:table-cell table:formula="of:=[.B380]+55" office:value-type="float" office:value="1420" calcext:value-type="float">
            <text:p>142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0]+55" office:value-type="float" office:value="1475" calcext:value-type="float">
            <text:p>147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19</text:p>
          </table:table-cell>
          <table:table-cell table:formula="of:=[.B381]+55" office:value-type="float" office:value="1475" calcext:value-type="float">
            <text:p>147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1]+55" office:value-type="float" office:value="1530" calcext:value-type="float">
            <text:p>153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0</text:p>
          </table:table-cell>
          <table:table-cell table:formula="of:=[.B382]+55" office:value-type="float" office:value="1530" calcext:value-type="float">
            <text:p>153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2]+55" office:value-type="float" office:value="1585" calcext:value-type="float">
            <text:p>158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1</text:p>
          </table:table-cell>
          <table:table-cell table:formula="of:=[.B383]+55" office:value-type="float" office:value="1585" calcext:value-type="float">
            <text:p>158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3]+55" office:value-type="float" office:value="1640" calcext:value-type="float">
            <text:p>164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2</text:p>
          </table:table-cell>
          <table:table-cell table:formula="of:=[.B384]+55" office:value-type="float" office:value="1640" calcext:value-type="float">
            <text:p>164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4]+55" office:value-type="float" office:value="1695" calcext:value-type="float">
            <text:p>169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3</text:p>
          </table:table-cell>
          <table:table-cell table:formula="of:=[.B385]+55" office:value-type="float" office:value="1695" calcext:value-type="float">
            <text:p>169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5]+55" office:value-type="float" office:value="1750" calcext:value-type="float">
            <text:p>175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4</text:p>
          </table:table-cell>
          <table:table-cell table:formula="of:=[.B386]+55" office:value-type="float" office:value="1750" calcext:value-type="float">
            <text:p>175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6]+55" office:value-type="float" office:value="1805" calcext:value-type="float">
            <text:p>180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5</text:p>
          </table:table-cell>
          <table:table-cell table:formula="of:=[.B387]+55" office:value-type="float" office:value="1805" calcext:value-type="float">
            <text:p>180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7]+55" office:value-type="float" office:value="1860" calcext:value-type="float">
            <text:p>186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6</text:p>
          </table:table-cell>
          <table:table-cell table:formula="of:=[.B388]+55" office:value-type="float" office:value="1860" calcext:value-type="float">
            <text:p>186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8]+55" office:value-type="float" office:value="1915" calcext:value-type="float">
            <text:p>191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7</text:p>
          </table:table-cell>
          <table:table-cell table:formula="of:=[.B389]+55" office:value-type="float" office:value="1915" calcext:value-type="float">
            <text:p>191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89]+55" office:value-type="float" office:value="1970" calcext:value-type="float">
            <text:p>197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8</text:p>
          </table:table-cell>
          <table:table-cell table:formula="of:=[.B390]+55" office:value-type="float" office:value="1970" calcext:value-type="float">
            <text:p>197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90]+55" office:value-type="float" office:value="2025" calcext:value-type="float">
            <text:p>202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29</text:p>
          </table:table-cell>
          <table:table-cell table:formula="of:=[.B391]+55" office:value-type="float" office:value="2025" calcext:value-type="float">
            <text:p>202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91]+55" office:value-type="float" office:value="2080" calcext:value-type="float">
            <text:p>208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30</text:p>
          </table:table-cell>
          <table:table-cell table:formula="of:=[.B392]+55" office:value-type="float" office:value="2080" calcext:value-type="float">
            <text:p>2080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92]+55" office:value-type="float" office:value="2135" calcext:value-type="float">
            <text:p>2135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string" calcext:value-type="string">
            <text:p>Father_EmailID_31</text:p>
          </table:table-cell>
          <table:table-cell table:formula="of:=[.B393]+55" office:value-type="float" office:value="2135" calcext:value-type="float">
            <text:p>2135</text:p>
          </table:table-cell>
          <table:table-cell office:value-type="float" office:value="2191" calcext:value-type="float">
            <text:p>2191</text:p>
          </table:table-cell>
          <table:table-cell/>
          <table:table-cell table:formula="of:=[.E393]+55" office:value-type="float" office:value="2190" calcext:value-type="float">
            <text:p>2190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FirstName_0</text:p>
          </table:table-cell>
          <table:table-cell office:value-type="float" office:value="425" calcext:value-type="float">
            <text:p>425</text:p>
          </table:table-cell>
          <table:table-cell office:value-type="float" office:value="2347" calcext:value-type="float">
            <text:p>2347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1</text:p>
          </table:table-cell>
          <table:table-cell office:value-type="float" office:value="484" calcext:value-type="float">
            <text:p>484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396]+55" office:value-type="float" office:value="539" calcext:value-type="float">
            <text:p>539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2</text:p>
          </table:table-cell>
          <table:table-cell table:formula="of:=[.B397]+55" office:value-type="float" office:value="539" calcext:value-type="float">
            <text:p>539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397]+55" office:value-type="float" office:value="594" calcext:value-type="float">
            <text:p>59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3</text:p>
          </table:table-cell>
          <table:table-cell table:formula="of:=[.B398]+55" office:value-type="float" office:value="594" calcext:value-type="float">
            <text:p>594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398]+55" office:value-type="float" office:value="649" calcext:value-type="float">
            <text:p>649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4</text:p>
          </table:table-cell>
          <table:table-cell table:formula="of:=[.B399]+55" office:value-type="float" office:value="649" calcext:value-type="float">
            <text:p>649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399]+55" office:value-type="float" office:value="704" calcext:value-type="float">
            <text:p>70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5</text:p>
          </table:table-cell>
          <table:table-cell table:formula="of:=[.B400]+55" office:value-type="float" office:value="704" calcext:value-type="float">
            <text:p>704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0]+55" office:value-type="float" office:value="759" calcext:value-type="float">
            <text:p>759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6</text:p>
          </table:table-cell>
          <table:table-cell table:formula="of:=[.B401]+55" office:value-type="float" office:value="759" calcext:value-type="float">
            <text:p>759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1]+55" office:value-type="float" office:value="814" calcext:value-type="float">
            <text:p>81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7</text:p>
          </table:table-cell>
          <table:table-cell table:formula="of:=[.B402]+55" office:value-type="float" office:value="814" calcext:value-type="float">
            <text:p>814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2]+55" office:value-type="float" office:value="869" calcext:value-type="float">
            <text:p>869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8</text:p>
          </table:table-cell>
          <table:table-cell table:formula="of:=[.B403]+55" office:value-type="float" office:value="869" calcext:value-type="float">
            <text:p>869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3]+55" office:value-type="float" office:value="924" calcext:value-type="float">
            <text:p>92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9</text:p>
          </table:table-cell>
          <table:table-cell table:formula="of:=[.B404]+55" office:value-type="float" office:value="924" calcext:value-type="float">
            <text:p>924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4]+55" office:value-type="float" office:value="979" calcext:value-type="float">
            <text:p>979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10</text:p>
          </table:table-cell>
          <table:table-cell table:formula="of:=[.B405]+55" office:value-type="float" office:value="979" calcext:value-type="float">
            <text:p>979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5]+55" office:value-type="float" office:value="1034" calcext:value-type="float">
            <text:p>103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11</text:p>
          </table:table-cell>
          <table:table-cell table:formula="of:=[.B406]+55" office:value-type="float" office:value="1034" calcext:value-type="float">
            <text:p>1034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6]+55" office:value-type="float" office:value="1089" calcext:value-type="float">
            <text:p>1089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Mother_FirstName_12</text:p>
          </table:table-cell>
          <table:table-cell table:formula="of:=[.B407]+55" office:value-type="float" office:value="1089" calcext:value-type="float">
            <text:p>1089</text:p>
          </table:table-cell>
          <table:table-cell office:value-type="float" office:value="2347" calcext:value-type="float">
            <text:p>2347</text:p>
          </table:table-cell>
          <table:table-cell/>
          <table:table-cell table:formula="of:=[.E407]+55" office:value-type="float" office:value="1144" calcext:value-type="float">
            <text:p>1144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LastName_0</text:p>
          </table:table-cell>
          <table:table-cell office:value-type="float" office:value="1535" calcext:value-type="float">
            <text:p>1535</text:p>
          </table:table-cell>
          <table:table-cell office:value-type="float" office:value="2353" calcext:value-type="float">
            <text:p>2353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1</text:p>
          </table:table-cell>
          <table:table-cell office:value-type="float" office:value="1592" calcext:value-type="float">
            <text:p>1592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0]+55" office:value-type="float" office:value="1647" calcext:value-type="float">
            <text:p>1647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2</text:p>
          </table:table-cell>
          <table:table-cell table:formula="of:=[.B411]+55" office:value-type="float" office:value="1647" calcext:value-type="float">
            <text:p>1647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1]+55" office:value-type="float" office:value="1702" calcext:value-type="float">
            <text:p>170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3</text:p>
          </table:table-cell>
          <table:table-cell table:formula="of:=[.B412]+55" office:value-type="float" office:value="1702" calcext:value-type="float">
            <text:p>1702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2]+55" office:value-type="float" office:value="1757" calcext:value-type="float">
            <text:p>1757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4</text:p>
          </table:table-cell>
          <table:table-cell table:formula="of:=[.B413]+55" office:value-type="float" office:value="1757" calcext:value-type="float">
            <text:p>1757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3]+55" office:value-type="float" office:value="1812" calcext:value-type="float">
            <text:p>181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5</text:p>
          </table:table-cell>
          <table:table-cell table:formula="of:=[.B414]+55" office:value-type="float" office:value="1812" calcext:value-type="float">
            <text:p>1812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4]+55" office:value-type="float" office:value="1867" calcext:value-type="float">
            <text:p>1867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6</text:p>
          </table:table-cell>
          <table:table-cell table:formula="of:=[.B415]+55" office:value-type="float" office:value="1867" calcext:value-type="float">
            <text:p>1867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5]+55" office:value-type="float" office:value="1922" calcext:value-type="float">
            <text:p>192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7</text:p>
          </table:table-cell>
          <table:table-cell table:formula="of:=[.B416]+55" office:value-type="float" office:value="1922" calcext:value-type="float">
            <text:p>1922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6]+55" office:value-type="float" office:value="1977" calcext:value-type="float">
            <text:p>1977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8</text:p>
          </table:table-cell>
          <table:table-cell table:formula="of:=[.B417]+55" office:value-type="float" office:value="1977" calcext:value-type="float">
            <text:p>1977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7]+55" office:value-type="float" office:value="2032" calcext:value-type="float">
            <text:p>203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9</text:p>
          </table:table-cell>
          <table:table-cell table:formula="of:=[.B418]+55" office:value-type="float" office:value="2032" calcext:value-type="float">
            <text:p>2032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8]+55" office:value-type="float" office:value="2087" calcext:value-type="float">
            <text:p>2087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10</text:p>
          </table:table-cell>
          <table:table-cell table:formula="of:=[.B419]+55" office:value-type="float" office:value="2087" calcext:value-type="float">
            <text:p>2087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19]+55" office:value-type="float" office:value="2142" calcext:value-type="float">
            <text:p>214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11</text:p>
          </table:table-cell>
          <table:table-cell table:formula="of:=[.B420]+55" office:value-type="float" office:value="2142" calcext:value-type="float">
            <text:p>2142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20]+55" office:value-type="float" office:value="2197" calcext:value-type="float">
            <text:p>2197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string" calcext:value-type="string">
            <text:p>Mother_LastName_12</text:p>
          </table:table-cell>
          <table:table-cell table:formula="of:=[.B421]+55" office:value-type="float" office:value="2197" calcext:value-type="float">
            <text:p>2197</text:p>
          </table:table-cell>
          <table:table-cell office:value-type="float" office:value="2353" calcext:value-type="float">
            <text:p>2353</text:p>
          </table:table-cell>
          <table:table-cell/>
          <table:table-cell table:formula="of:=[.E421]+55" office:value-type="float" office:value="2252" calcext:value-type="float">
            <text:p>2252</text:p>
          </table:table-cell>
          <table:table-cell office:value-type="float" office:value="2403" calcext:value-type="float">
            <text:p>24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Occupation_0</text:p>
          </table:table-cell>
          <table:table-cell office:value-type="float" office:value="425" calcext:value-type="float">
            <text:p>425</text:p>
          </table:table-cell>
          <table:table-cell office:value-type="float" office:value="2435" calcext:value-type="float">
            <text:p>2435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1</text:p>
          </table:table-cell>
          <table:table-cell office:value-type="float" office:value="482" calcext:value-type="float">
            <text:p>48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4]+55" office:value-type="float" office:value="537" calcext:value-type="float">
            <text:p>537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2</text:p>
          </table:table-cell>
          <table:table-cell table:formula="of:=[.B425]+55" office:value-type="float" office:value="537" calcext:value-type="float">
            <text:p>537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5]+55" office:value-type="float" office:value="592" calcext:value-type="float">
            <text:p>59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3</text:p>
          </table:table-cell>
          <table:table-cell table:formula="of:=[.B426]+55" office:value-type="float" office:value="592" calcext:value-type="float">
            <text:p>59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6]+55" office:value-type="float" office:value="647" calcext:value-type="float">
            <text:p>647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4</text:p>
          </table:table-cell>
          <table:table-cell table:formula="of:=[.B427]+55" office:value-type="float" office:value="647" calcext:value-type="float">
            <text:p>647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7]+55" office:value-type="float" office:value="702" calcext:value-type="float">
            <text:p>70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5</text:p>
          </table:table-cell>
          <table:table-cell table:formula="of:=[.B428]+55" office:value-type="float" office:value="702" calcext:value-type="float">
            <text:p>70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8]+55" office:value-type="float" office:value="757" calcext:value-type="float">
            <text:p>757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6</text:p>
          </table:table-cell>
          <table:table-cell table:formula="of:=[.B429]+55" office:value-type="float" office:value="757" calcext:value-type="float">
            <text:p>757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29]+55" office:value-type="float" office:value="812" calcext:value-type="float">
            <text:p>81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7</text:p>
          </table:table-cell>
          <table:table-cell table:formula="of:=[.B430]+55" office:value-type="float" office:value="812" calcext:value-type="float">
            <text:p>81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0]+55" office:value-type="float" office:value="867" calcext:value-type="float">
            <text:p>867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8</text:p>
          </table:table-cell>
          <table:table-cell table:formula="of:=[.B431]+55" office:value-type="float" office:value="867" calcext:value-type="float">
            <text:p>867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1]+55" office:value-type="float" office:value="922" calcext:value-type="float">
            <text:p>92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9</text:p>
          </table:table-cell>
          <table:table-cell table:formula="of:=[.B432]+55" office:value-type="float" office:value="922" calcext:value-type="float">
            <text:p>92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2]+55" office:value-type="float" office:value="977" calcext:value-type="float">
            <text:p>977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10</text:p>
          </table:table-cell>
          <table:table-cell table:formula="of:=[.B433]+55" office:value-type="float" office:value="977" calcext:value-type="float">
            <text:p>977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3]+55" office:value-type="float" office:value="1032" calcext:value-type="float">
            <text:p>103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11</text:p>
          </table:table-cell>
          <table:table-cell table:formula="of:=[.B434]+55" office:value-type="float" office:value="1032" calcext:value-type="float">
            <text:p>103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4]+55" office:value-type="float" office:value="1087" calcext:value-type="float">
            <text:p>1087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string" calcext:value-type="string">
            <text:p>Mother_Occupation_12</text:p>
          </table:table-cell>
          <table:table-cell table:formula="of:=[.B435]+55" office:value-type="float" office:value="1087" calcext:value-type="float">
            <text:p>1087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E435]+55" office:value-type="float" office:value="1142" calcext:value-type="float">
            <text:p>1142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MobileNumber_0</text:p>
          </table:table-cell>
          <table:table-cell office:value-type="float" office:value="1534" calcext:value-type="float">
            <text:p>1534</text:p>
          </table:table-cell>
          <table:table-cell office:value-type="float" office:value="2439" calcext:value-type="float">
            <text:p>2439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1</text:p>
          </table:table-cell>
          <table:table-cell office:value-type="float" office:value="1591" calcext:value-type="float">
            <text:p>1591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38]+55" office:value-type="float" office:value="1646" calcext:value-type="float">
            <text:p>1646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2</text:p>
          </table:table-cell>
          <table:table-cell table:formula="of:=[.B439]+55" office:value-type="float" office:value="1646" calcext:value-type="float">
            <text:p>1646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39]+55" office:value-type="float" office:value="1701" calcext:value-type="float">
            <text:p>1701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3</text:p>
          </table:table-cell>
          <table:table-cell table:formula="of:=[.B440]+55" office:value-type="float" office:value="1701" calcext:value-type="float">
            <text:p>1701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0]+55" office:value-type="float" office:value="1756" calcext:value-type="float">
            <text:p>1756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4</text:p>
          </table:table-cell>
          <table:table-cell table:formula="of:=[.B441]+55" office:value-type="float" office:value="1756" calcext:value-type="float">
            <text:p>1756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1]+55" office:value-type="float" office:value="1811" calcext:value-type="float">
            <text:p>1811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5</text:p>
          </table:table-cell>
          <table:table-cell table:formula="of:=[.B442]+55" office:value-type="float" office:value="1811" calcext:value-type="float">
            <text:p>1811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2]+55" office:value-type="float" office:value="1866" calcext:value-type="float">
            <text:p>1866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6</text:p>
          </table:table-cell>
          <table:table-cell table:formula="of:=[.B443]+55" office:value-type="float" office:value="1866" calcext:value-type="float">
            <text:p>1866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3]+55" office:value-type="float" office:value="1921" calcext:value-type="float">
            <text:p>1921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7</text:p>
          </table:table-cell>
          <table:table-cell table:formula="of:=[.B444]+55" office:value-type="float" office:value="1921" calcext:value-type="float">
            <text:p>1921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4]+55" office:value-type="float" office:value="1976" calcext:value-type="float">
            <text:p>1976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8</text:p>
          </table:table-cell>
          <table:table-cell table:formula="of:=[.B445]+55" office:value-type="float" office:value="1976" calcext:value-type="float">
            <text:p>1976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5]+55" office:value-type="float" office:value="2031" calcext:value-type="float">
            <text:p>2031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string" calcext:value-type="string">
            <text:p>Mother_MobileNumber_9</text:p>
          </table:table-cell>
          <table:table-cell table:formula="of:=[.B446]+55" office:value-type="float" office:value="2031" calcext:value-type="float">
            <text:p>2031</text:p>
          </table:table-cell>
          <table:table-cell office:value-type="float" office:value="2439" calcext:value-type="float">
            <text:p>2439</text:p>
          </table:table-cell>
          <table:table-cell/>
          <table:table-cell table:formula="of:=[.E446]+55" office:value-type="float" office:value="2086" calcext:value-type="float">
            <text:p>2086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AnnualIncome_0</text:p>
          </table:table-cell>
          <table:table-cell office:value-type="float" office:value="482" calcext:value-type="float">
            <text:p>482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1</text:p>
          </table:table-cell>
          <table:table-cell office:value-type="float" office:value="541" calcext:value-type="float">
            <text:p>541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49]+55" office:value-type="float" office:value="596" calcext:value-type="float">
            <text:p>596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2</text:p>
          </table:table-cell>
          <table:table-cell table:formula="of:=[.B450]+55" office:value-type="float" office:value="596" calcext:value-type="float">
            <text:p>596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0]+55" office:value-type="float" office:value="651" calcext:value-type="float">
            <text:p>651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3</text:p>
          </table:table-cell>
          <table:table-cell table:formula="of:=[.B451]+55" office:value-type="float" office:value="651" calcext:value-type="float">
            <text:p>651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1]+55" office:value-type="float" office:value="706" calcext:value-type="float">
            <text:p>706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4</text:p>
          </table:table-cell>
          <table:table-cell table:formula="of:=[.B452]+55" office:value-type="float" office:value="706" calcext:value-type="float">
            <text:p>706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2]+55" office:value-type="float" office:value="761" calcext:value-type="float">
            <text:p>761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5</text:p>
          </table:table-cell>
          <table:table-cell table:formula="of:=[.B453]+55" office:value-type="float" office:value="761" calcext:value-type="float">
            <text:p>761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3]+55" office:value-type="float" office:value="816" calcext:value-type="float">
            <text:p>816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6</text:p>
          </table:table-cell>
          <table:table-cell table:formula="of:=[.B454]+55" office:value-type="float" office:value="816" calcext:value-type="float">
            <text:p>816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4]+55" office:value-type="float" office:value="871" calcext:value-type="float">
            <text:p>871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7</text:p>
          </table:table-cell>
          <table:table-cell table:formula="of:=[.B455]+55" office:value-type="float" office:value="871" calcext:value-type="float">
            <text:p>871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5]+55" office:value-type="float" office:value="926" calcext:value-type="float">
            <text:p>926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8</text:p>
          </table:table-cell>
          <table:table-cell table:formula="of:=[.B456]+55" office:value-type="float" office:value="926" calcext:value-type="float">
            <text:p>926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6]+55" office:value-type="float" office:value="981" calcext:value-type="float">
            <text:p>981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9</text:p>
          </table:table-cell>
          <table:table-cell table:formula="of:=[.B457]+55" office:value-type="float" office:value="981" calcext:value-type="float">
            <text:p>981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7]+55" office:value-type="float" office:value="1036" calcext:value-type="float">
            <text:p>1036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10</text:p>
          </table:table-cell>
          <table:table-cell table:formula="of:=[.B458]+55" office:value-type="float" office:value="1036" calcext:value-type="float">
            <text:p>1036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8]+55" office:value-type="float" office:value="1091" calcext:value-type="float">
            <text:p>1091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string" calcext:value-type="string">
            <text:p>Mother_AnnualIncome_11</text:p>
          </table:table-cell>
          <table:table-cell table:formula="of:=[.B459]+55" office:value-type="float" office:value="1091" calcext:value-type="float">
            <text:p>1091</text:p>
          </table:table-cell>
          <table:table-cell office:value-type="float" office:value="2524" calcext:value-type="float">
            <text:p>2524</text:p>
          </table:table-cell>
          <table:table-cell/>
          <table:table-cell table:formula="of:=[.E459]+55" office:value-type="float" office:value="1146" calcext:value-type="float">
            <text:p>1146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ther_Email_0</text:p>
          </table:table-cell>
          <table:table-cell office:value-type="float" office:value="423" calcext:value-type="float">
            <text:p>423</text:p>
          </table:table-cell>
          <table:table-cell office:value-type="float" office:value="2611" calcext:value-type="float">
            <text:p>2611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</text:p>
          </table:table-cell>
          <table:table-cell office:value-type="float" office:value="482" calcext:value-type="float">
            <text:p>48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2]+55" office:value-type="float" office:value="537" calcext:value-type="float">
            <text:p>53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</text:p>
          </table:table-cell>
          <table:table-cell table:formula="of:=[.B463]+55" office:value-type="float" office:value="537" calcext:value-type="float">
            <text:p>53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3]+55" office:value-type="float" office:value="592" calcext:value-type="float">
            <text:p>59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3</text:p>
          </table:table-cell>
          <table:table-cell table:formula="of:=[.B464]+55" office:value-type="float" office:value="592" calcext:value-type="float">
            <text:p>59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4]+55" office:value-type="float" office:value="647" calcext:value-type="float">
            <text:p>64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4</text:p>
          </table:table-cell>
          <table:table-cell table:formula="of:=[.B465]+55" office:value-type="float" office:value="647" calcext:value-type="float">
            <text:p>64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5]+55" office:value-type="float" office:value="702" calcext:value-type="float">
            <text:p>70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5</text:p>
          </table:table-cell>
          <table:table-cell table:formula="of:=[.B466]+55" office:value-type="float" office:value="702" calcext:value-type="float">
            <text:p>70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6]+55" office:value-type="float" office:value="757" calcext:value-type="float">
            <text:p>75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6</text:p>
          </table:table-cell>
          <table:table-cell table:formula="of:=[.B467]+55" office:value-type="float" office:value="757" calcext:value-type="float">
            <text:p>75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7]+55" office:value-type="float" office:value="812" calcext:value-type="float">
            <text:p>81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7</text:p>
          </table:table-cell>
          <table:table-cell table:formula="of:=[.B468]+55" office:value-type="float" office:value="812" calcext:value-type="float">
            <text:p>81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8]+55" office:value-type="float" office:value="867" calcext:value-type="float">
            <text:p>86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8</text:p>
          </table:table-cell>
          <table:table-cell table:formula="of:=[.B469]+55" office:value-type="float" office:value="867" calcext:value-type="float">
            <text:p>86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69]+55" office:value-type="float" office:value="922" calcext:value-type="float">
            <text:p>92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9</text:p>
          </table:table-cell>
          <table:table-cell table:formula="of:=[.B470]+55" office:value-type="float" office:value="922" calcext:value-type="float">
            <text:p>92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0]+55" office:value-type="float" office:value="977" calcext:value-type="float">
            <text:p>97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0</text:p>
          </table:table-cell>
          <table:table-cell table:formula="of:=[.B471]+55" office:value-type="float" office:value="977" calcext:value-type="float">
            <text:p>97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1]+55" office:value-type="float" office:value="1032" calcext:value-type="float">
            <text:p>103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1</text:p>
          </table:table-cell>
          <table:table-cell table:formula="of:=[.B472]+55" office:value-type="float" office:value="1032" calcext:value-type="float">
            <text:p>103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2]+55" office:value-type="float" office:value="1087" calcext:value-type="float">
            <text:p>108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2</text:p>
          </table:table-cell>
          <table:table-cell table:formula="of:=[.B473]+55" office:value-type="float" office:value="1087" calcext:value-type="float">
            <text:p>108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3]+55" office:value-type="float" office:value="1142" calcext:value-type="float">
            <text:p>114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3</text:p>
          </table:table-cell>
          <table:table-cell table:formula="of:=[.B474]+55" office:value-type="float" office:value="1142" calcext:value-type="float">
            <text:p>114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4]+55" office:value-type="float" office:value="1197" calcext:value-type="float">
            <text:p>119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4</text:p>
          </table:table-cell>
          <table:table-cell table:formula="of:=[.B475]+55" office:value-type="float" office:value="1197" calcext:value-type="float">
            <text:p>119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5]+55" office:value-type="float" office:value="1252" calcext:value-type="float">
            <text:p>125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5</text:p>
          </table:table-cell>
          <table:table-cell table:formula="of:=[.B476]+55" office:value-type="float" office:value="1252" calcext:value-type="float">
            <text:p>125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6]+55" office:value-type="float" office:value="1307" calcext:value-type="float">
            <text:p>130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6</text:p>
          </table:table-cell>
          <table:table-cell table:formula="of:=[.B477]+55" office:value-type="float" office:value="1307" calcext:value-type="float">
            <text:p>130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7]+55" office:value-type="float" office:value="1362" calcext:value-type="float">
            <text:p>136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7</text:p>
          </table:table-cell>
          <table:table-cell table:formula="of:=[.B478]+55" office:value-type="float" office:value="1362" calcext:value-type="float">
            <text:p>136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8]+55" office:value-type="float" office:value="1417" calcext:value-type="float">
            <text:p>141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8</text:p>
          </table:table-cell>
          <table:table-cell table:formula="of:=[.B479]+55" office:value-type="float" office:value="1417" calcext:value-type="float">
            <text:p>141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79]+55" office:value-type="float" office:value="1472" calcext:value-type="float">
            <text:p>147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19</text:p>
          </table:table-cell>
          <table:table-cell table:formula="of:=[.B480]+55" office:value-type="float" office:value="1472" calcext:value-type="float">
            <text:p>147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0]+55" office:value-type="float" office:value="1527" calcext:value-type="float">
            <text:p>152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0</text:p>
          </table:table-cell>
          <table:table-cell table:formula="of:=[.B481]+55" office:value-type="float" office:value="1527" calcext:value-type="float">
            <text:p>152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1]+55" office:value-type="float" office:value="1582" calcext:value-type="float">
            <text:p>158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1</text:p>
          </table:table-cell>
          <table:table-cell table:formula="of:=[.B482]+55" office:value-type="float" office:value="1582" calcext:value-type="float">
            <text:p>158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2]+55" office:value-type="float" office:value="1637" calcext:value-type="float">
            <text:p>163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2</text:p>
          </table:table-cell>
          <table:table-cell table:formula="of:=[.B483]+55" office:value-type="float" office:value="1637" calcext:value-type="float">
            <text:p>163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3]+55" office:value-type="float" office:value="1692" calcext:value-type="float">
            <text:p>169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3</text:p>
          </table:table-cell>
          <table:table-cell table:formula="of:=[.B484]+55" office:value-type="float" office:value="1692" calcext:value-type="float">
            <text:p>169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4]+55" office:value-type="float" office:value="1747" calcext:value-type="float">
            <text:p>174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4</text:p>
          </table:table-cell>
          <table:table-cell table:formula="of:=[.B485]+55" office:value-type="float" office:value="1747" calcext:value-type="float">
            <text:p>174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5]+55" office:value-type="float" office:value="1802" calcext:value-type="float">
            <text:p>180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5</text:p>
          </table:table-cell>
          <table:table-cell table:formula="of:=[.B486]+55" office:value-type="float" office:value="1802" calcext:value-type="float">
            <text:p>180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6]+55" office:value-type="float" office:value="1857" calcext:value-type="float">
            <text:p>185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6</text:p>
          </table:table-cell>
          <table:table-cell table:formula="of:=[.B487]+55" office:value-type="float" office:value="1857" calcext:value-type="float">
            <text:p>185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7]+55" office:value-type="float" office:value="1912" calcext:value-type="float">
            <text:p>191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7</text:p>
          </table:table-cell>
          <table:table-cell table:formula="of:=[.B488]+55" office:value-type="float" office:value="1912" calcext:value-type="float">
            <text:p>191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8]+55" office:value-type="float" office:value="1967" calcext:value-type="float">
            <text:p>196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8</text:p>
          </table:table-cell>
          <table:table-cell table:formula="of:=[.B489]+55" office:value-type="float" office:value="1967" calcext:value-type="float">
            <text:p>196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89]+55" office:value-type="float" office:value="2022" calcext:value-type="float">
            <text:p>202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29</text:p>
          </table:table-cell>
          <table:table-cell table:formula="of:=[.B490]+55" office:value-type="float" office:value="2022" calcext:value-type="float">
            <text:p>202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90]+55" office:value-type="float" office:value="2077" calcext:value-type="float">
            <text:p>207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30</text:p>
          </table:table-cell>
          <table:table-cell table:formula="of:=[.B491]+55" office:value-type="float" office:value="2077" calcext:value-type="float">
            <text:p>2077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91]+55" office:value-type="float" office:value="2132" calcext:value-type="float">
            <text:p>2132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office:value-type="string" calcext:value-type="string">
            <text:p>Mother_Email_31</text:p>
          </table:table-cell>
          <table:table-cell table:formula="of:=[.B492]+55" office:value-type="float" office:value="2132" calcext:value-type="float">
            <text:p>2132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E492]+55" office:value-type="float" office:value="2187" calcext:value-type="float">
            <text:p>2187</text:p>
          </table:table-cell>
          <table:table-cell office:value-type="float" office:value="2660" calcext:value-type="float">
            <text:p>266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PresentClass_6</text:p>
          </table:table-cell>
          <table:table-cell office:value-type="float" office:value="443" calcext:value-type="float">
            <text:p>443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7</text:p>
          </table:table-cell>
          <table:table-cell office:value-type="float" office:value="613" calcext:value-type="float">
            <text:p>613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8</text:p>
          </table:table-cell>
          <table:table-cell office:value-type="float" office:value="777" calcext:value-type="float">
            <text:p>777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9</text:p>
          </table:table-cell>
          <table:table-cell office:value-type="float" office:value="941" calcext:value-type="float">
            <text:p>941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10</text:p>
          </table:table-cell>
          <table:table-cell office:value-type="float" office:value="1104" calcext:value-type="float">
            <text:p>1104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11</text:p>
          </table:table-cell>
          <table:table-cell office:value-type="float" office:value="1268" calcext:value-type="float">
            <text:p>1268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Class_12</text:p>
          </table:table-cell>
          <table:table-cell office:value-type="float" office:value="1433" calcext:value-type="float">
            <text:p>1433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ITI</text:p>
          </table:table-cell>
          <table:table-cell office:value-type="float" office:value="1597" calcext:value-type="float">
            <text:p>1597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PolyTechnic</text:p>
          </table:table-cell>
          <table:table-cell office:value-type="float" office:value="1762" calcext:value-type="float">
            <text:p>1762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Graduation</text:p>
          </table:table-cell>
          <table:table-cell office:value-type="float" office:value="2037" calcext:value-type="float">
            <text:p>2037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Vocation</text:p>
          </table:table-cell>
          <table:table-cell office:value-type="float" office:value="446" calcext:value-type="float">
            <text:p>446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string" calcext:value-type="string">
            <text:p>Academic_Details_Present_PG</text:p>
          </table:table-cell>
          <table:table-cell office:value-type="float" office:value="721" calcext:value-type="float">
            <text:p>721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898" calcext:value-type="float">
            <text:p>289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PresentClassStream_Science</text:p>
          </table:table-cell>
          <table:table-cell office:value-type="float" office:value="616" calcext:value-type="float">
            <text:p>616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Academic_Details_PresentClassStream_Commerce</text:p>
          </table:table-cell>
          <table:table-cell office:value-type="float" office:value="889" calcext:value-type="float">
            <text:p>889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Academic_Details_PresentClassStream_Arts</text:p>
          </table:table-cell>
          <table:table-cell office:value-type="float" office:value="1205" calcext:value-type="float">
            <text:p>1205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Academic_Details_PresentClassStream_Others</text:p>
          </table:table-cell>
          <table:table-cell office:value-type="float" office:value="1477" calcext:value-type="float">
            <text:p>1477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Academic_Details_PresentClassStream_Others_TextField</text:p>
          </table:table-cell>
          <table:table-cell office:value-type="float" office:value="1659" calcext:value-type="float">
            <text:p>1659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2232" calcext:value-type="float">
            <text:p>2232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ModeOfCourse_FullTime</text:p>
          </table:table-cell>
          <table:table-cell office:value-type="float" office:value="445" calcext:value-type="float">
            <text:p>445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1">
          <table:table-cell office:value-type="string" calcext:value-type="string">
            <text:p>Academic_Details_ModeOfCourse_PartTime</text:p>
          </table:table-cell>
          <table:table-cell office:value-type="float" office:value="739" calcext:value-type="float">
            <text:p>739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1">
          <table:table-cell office:value-type="string" calcext:value-type="string">
            <text:p>Academic_Details_ModeOfCourse_Distance</text:p>
          </table:table-cell>
          <table:table-cell office:value-type="float" office:value="1039" calcext:value-type="float">
            <text:p>1039</text:p>
          </table:table-cell>
          <table:table-cell office:value-type="float" office:value="3101" calcext:value-type="float">
            <text:p>3101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3152" calcext:value-type="float">
            <text:p>31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TypeofStudent_Hosteller</text:p>
          </table:table-cell>
          <table:table-cell office:value-type="float" office:value="1717" calcext:value-type="float">
            <text:p>1717</text:p>
          </table:table-cell>
          <table:table-cell office:value-type="float" office:value="3108" calcext:value-type="float">
            <text:p>3108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3175" calcext:value-type="float">
            <text:p>3175</text:p>
          </table:table-cell>
          <table:table-cell/>
        </table:table-row>
        <table:table-row table:style-name="ro1">
          <table:table-cell office:value-type="string" calcext:value-type="string">
            <text:p>Academic_Details_TypeofStudent_DayScholar</text:p>
          </table:table-cell>
          <table:table-cell office:value-type="float" office:value="2046" calcext:value-type="float">
            <text:p>2046</text:p>
          </table:table-cell>
          <table:table-cell office:value-type="float" office:value="3108" calcext:value-type="float">
            <text:p>3108</text:p>
          </table:table-cell>
          <table:table-cell/>
          <table:table-cell office:value-type="float" office:value="2103" calcext:value-type="float">
            <text:p>2103</text:p>
          </table:table-cell>
          <table:table-cell office:value-type="float" office:value="3175" calcext:value-type="float">
            <text:p>31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AnnualFee_0</text:p>
          </table:table-cell>
          <table:table-cell office:value-type="float" office:value="505" calcext:value-type="float">
            <text:p>505</text:p>
          </table:table-cell>
          <table:table-cell office:value-type="float" office:value="3186" calcext:value-type="float">
            <text:p>3186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1</text:p>
          </table:table-cell>
          <table:table-cell office:value-type="float" office:value="564" calcext:value-type="float">
            <text:p>564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1]+55" office:value-type="float" office:value="619" calcext:value-type="float">
            <text:p>619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2</text:p>
          </table:table-cell>
          <table:table-cell table:formula="of:=[.B522]+55" office:value-type="float" office:value="619" calcext:value-type="float">
            <text:p>619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2]+55" office:value-type="float" office:value="674" calcext:value-type="float">
            <text:p>674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3</text:p>
          </table:table-cell>
          <table:table-cell table:formula="of:=[.B523]+55" office:value-type="float" office:value="674" calcext:value-type="float">
            <text:p>674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3]+55" office:value-type="float" office:value="729" calcext:value-type="float">
            <text:p>729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4</text:p>
          </table:table-cell>
          <table:table-cell table:formula="of:=[.B524]+55" office:value-type="float" office:value="729" calcext:value-type="float">
            <text:p>729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4]+55" office:value-type="float" office:value="784" calcext:value-type="float">
            <text:p>784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5</text:p>
          </table:table-cell>
          <table:table-cell table:formula="of:=[.B525]+55" office:value-type="float" office:value="784" calcext:value-type="float">
            <text:p>784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5]+55" office:value-type="float" office:value="839" calcext:value-type="float">
            <text:p>839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Academic_Details_AnnualFee_6</text:p>
          </table:table-cell>
          <table:table-cell table:formula="of:=[.B526]+55" office:value-type="float" office:value="839" calcext:value-type="float">
            <text:p>839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E526]+55" office:value-type="float" office:value="894" calcext:value-type="float">
            <text:p>894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PreviousClassPassingYear_0</text:p>
          </table:table-cell>
          <table:table-cell office:value-type="float" office:value="445" calcext:value-type="float">
            <text:p>445</text:p>
          </table:table-cell>
          <table:table-cell office:value-type="float" office:value="3237" calcext:value-type="float">
            <text:p>3237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string" calcext:value-type="string">
            <text:p>Academic_Details_PreviousClassPassingYear_1</text:p>
          </table:table-cell>
          <table:table-cell office:value-type="float" office:value="503" calcext:value-type="float">
            <text:p>503</text:p>
          </table:table-cell>
          <table:table-cell office:value-type="float" office:value="3237" calcext:value-type="float">
            <text:p>3237</text:p>
          </table:table-cell>
          <table:table-cell/>
          <table:table-cell table:formula="of:=[.E529]+55" office:value-type="float" office:value="558" calcext:value-type="float">
            <text:p>558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string" calcext:value-type="string">
            <text:p>Academic_Details_PreviousClassPassingYear_2</text:p>
          </table:table-cell>
          <table:table-cell table:formula="of:=[.B530]+55" office:value-type="float" office:value="558" calcext:value-type="float">
            <text:p>558</text:p>
          </table:table-cell>
          <table:table-cell office:value-type="float" office:value="3237" calcext:value-type="float">
            <text:p>3237</text:p>
          </table:table-cell>
          <table:table-cell/>
          <table:table-cell table:formula="of:=[.E530]+55" office:value-type="float" office:value="613" calcext:value-type="float">
            <text:p>613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office:value-type="string" calcext:value-type="string">
            <text:p>Academic_Details_PreviousClassPassingYear_3</text:p>
          </table:table-cell>
          <table:table-cell table:formula="of:=[.B531]+55" office:value-type="float" office:value="613" calcext:value-type="float">
            <text:p>613</text:p>
          </table:table-cell>
          <table:table-cell office:value-type="float" office:value="3237" calcext:value-type="float">
            <text:p>3237</text:p>
          </table:table-cell>
          <table:table-cell/>
          <table:table-cell table:formula="of:=[.E531]+55" office:value-type="float" office:value="668" calcext:value-type="float">
            <text:p>668</text:p>
          </table:table-cell>
          <table:table-cell office:value-type="float" office:value="3320" calcext:value-type="float">
            <text:p>332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MarksObtained_0</text:p>
          </table:table-cell>
          <table:table-cell office:value-type="float" office:value="1017" calcext:value-type="float">
            <text:p>1017</text:p>
          </table:table-cell>
          <table:table-cell office:value-type="float" office:value="3275" calcext:value-type="float">
            <text:p>3275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office:value-type="string" calcext:value-type="string">
            <text:p>Academic_Details_MarksObtained_1</text:p>
          </table:table-cell>
          <table:table-cell office:value-type="float" office:value="1076" calcext:value-type="float">
            <text:p>1076</text:p>
          </table:table-cell>
          <table:table-cell office:value-type="float" office:value="3275" calcext:value-type="float">
            <text:p>3275</text:p>
          </table:table-cell>
          <table:table-cell/>
          <table:table-cell table:formula="of:=[.E534]+55" office:value-type="float" office:value="1131" calcext:value-type="float">
            <text:p>1131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office:value-type="string" calcext:value-type="string">
            <text:p>Academic_Details_MarksObtained_2</text:p>
          </table:table-cell>
          <table:table-cell table:formula="of:=[.B535]+55" office:value-type="float" office:value="1131" calcext:value-type="float">
            <text:p>1131</text:p>
          </table:table-cell>
          <table:table-cell office:value-type="float" office:value="3275" calcext:value-type="float">
            <text:p>3275</text:p>
          </table:table-cell>
          <table:table-cell/>
          <table:table-cell table:formula="of:=[.E535]+55" office:value-type="float" office:value="1186" calcext:value-type="float">
            <text:p>1186</text:p>
          </table:table-cell>
          <table:table-cell office:value-type="float" office:value="3323" calcext:value-type="float">
            <text:p>332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ademic_Details_TotalMarks_0</text:p>
          </table:table-cell>
          <table:table-cell office:value-type="float" office:value="1610" calcext:value-type="float">
            <text:p>1610</text:p>
          </table:table-cell>
          <table:table-cell office:value-type="float" office:value="3276" calcext:value-type="float">
            <text:p>3276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string" calcext:value-type="string">
            <text:p>Academic_Details_TotalMarks_1</text:p>
          </table:table-cell>
          <table:table-cell office:value-type="float" office:value="1670" calcext:value-type="float">
            <text:p>1670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[.E538]+55" office:value-type="float" office:value="1725" calcext:value-type="float">
            <text:p>1725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string" calcext:value-type="string">
            <text:p>Academic_Details_TotalMarks_2</text:p>
          </table:table-cell>
          <table:table-cell table:formula="of:=[.B539]+55" office:value-type="float" office:value="1725" calcext:value-type="float">
            <text:p>1725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[.E539]+55" office:value-type="float" office:value="1780" calcext:value-type="float">
            <text:p>1780</text:p>
          </table:table-cell>
          <table:table-cell office:value-type="float" office:value="3326" calcext:value-type="float">
            <text:p>3326</text:p>
          </table:table-cell>
          <table:table-cell/>
        </table:table-row>
        <table:table-row table:style-name="ro1">
          <table:table-cell office:value-type="string" calcext:value-type="string">
            <text:p>Academic_Details_TotalMarks_3</text:p>
          </table:table-cell>
          <table:table-cell table:formula="of:=[.B540]+55" office:value-type="float" office:value="1780" calcext:value-type="float">
            <text:p>1780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[.E540]+55" office:value-type="float" office:value="1835" calcext:value-type="float">
            <text:p>1835</text:p>
          </table:table-cell>
          <table:table-cell office:value-type="float" office:value="3326" calcext:value-type="float">
            <text:p>33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12:58:40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1:03:02.317000000</meta:creation-date>
    <dc:date>2019-07-19T13:55:35.325000000</dc:date>
    <meta:editing-duration>PT18M8S</meta:editing-duration>
    <meta:editing-cycles>6</meta:editing-cycles>
    <meta:generator>LibreOffice/6.2.4.2$Windows_X86_64 LibreOffice_project/2412653d852ce75f65fbfa83fb7e7b669a126d64</meta:generator>
    <meta:document-statistic meta:table-count="1" meta:cell-count="2018" meta:object-count="0"/>
  </office:meta>
</office:document-meta>
</file>